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ConfigUpdater<text:tab/>36</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469187610"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0534029054674"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1800083243"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text:continue-list="list160534029054674"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1800083243"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3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5-13T16:05:33.383736700</dc:date>
    <meta:editing-duration>P5DT5H53M38S</meta:editing-duration>
    <meta:editing-cycles>251</meta:editing-cycles>
    <meta:generator>LibreOffice/25.2.2.2$Windows_X86_64 LibreOffice_project/7370d4be9e3cf6031a51beef54ff3bda878e3fac</meta:generator>
    <meta:document-statistic meta:table-count="1" meta:image-count="3" meta:object-count="0" meta:page-count="36" meta:paragraph-count="571" meta:word-count="11089" meta:character-count="69170" meta:non-whitespace-character-count="57955"/>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